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5.14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en</text:p>
          </table:table-cell>
          <table:table-cell office:value-type="string" calcext:value-type="string">
            <text:p>our model</text:p>
          </table:table-cell>
        </table:table-row>
        <table:table-row table:style-name="ro1">
          <table:table-cell office:value-type="float" office:value="0.423309306662129" calcext:value-type="float">
            <text:p>0.423309306662129</text:p>
          </table:table-cell>
          <table:table-cell office:value-type="float" office:value="0.405536627629695" calcext:value-type="float">
            <text:p>0.405536627629695</text:p>
          </table:table-cell>
        </table:table-row>
        <table:table-row table:style-name="ro1">
          <table:table-cell office:value-type="float" office:value="0.421409628381912" calcext:value-type="float">
            <text:p>0.421409628381912</text:p>
          </table:table-cell>
          <table:table-cell office:value-type="float" office:value="0.430705689337219" calcext:value-type="float">
            <text:p>0.430705689337219</text:p>
          </table:table-cell>
        </table:table-row>
        <table:table-row table:style-name="ro1">
          <table:table-cell office:value-type="float" office:value="0.435746458950638" calcext:value-type="float">
            <text:p>0.435746458950638</text:p>
          </table:table-cell>
          <table:table-cell office:value-type="float" office:value="0.432043623222713" calcext:value-type="float">
            <text:p>0.432043623222713</text:p>
          </table:table-cell>
        </table:table-row>
        <table:table-row table:style-name="ro1">
          <table:table-cell office:value-type="float" office:value="0.438541400634469" calcext:value-type="float">
            <text:p>0.438541400634469</text:p>
          </table:table-cell>
          <table:table-cell office:value-type="float" office:value="0.423615742247272" calcext:value-type="float">
            <text:p>0.423615742247272</text:p>
          </table:table-cell>
        </table:table-row>
        <table:table-row table:style-name="ro1">
          <table:table-cell office:value-type="float" office:value="0.426676362871864" calcext:value-type="float">
            <text:p>0.426676362871864</text:p>
          </table:table-cell>
          <table:table-cell office:value-type="float" office:value="0.447317183006742" calcext:value-type="float">
            <text:p>0.447317183006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8:47:41.130017957</meta:creation-date>
    <dc:date>2023-10-21T18:49:56.919453881</dc:date>
    <meta:editing-duration>PT2M16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